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cf5a" officeooo:paragraph-rsid="0016cf5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6cf5a" officeooo:paragraph-rsid="0016cf5a" style:font-size-asian="12.25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16ecfd" officeooo:paragraph-rsid="0016ecfd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NOME</text:p>
          </table:table-cell>
          <table:table-cell table:style-name="Tabela1.B1" office:value-type="string">
            <text:p text:style-name="P3">TIPO</text:p>
          </table:table-cell>
        </table:table-row>
        <table:table-row>
          <table:table-cell table:style-name="Tabela1.A2" office:value-type="string">
            <text:p text:style-name="P3">{% xmlfor item in caixa %}</text:p>
            <text:p text:style-name="P3">{{ item.nmlocalarquivo }}</text:p>
          </table:table-cell>
          <table:table-cell table:style-name="Tabela1.B2" office:value-type="string">
            <text:p text:style-name="P3">{{ item.tbtipocaixa.nmtipocaixa }}</text:p>
            <text:p text:style-name="P3">{% endxmlfor %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0:46:37.016000000</meta:creation-date>
    <dc:date>2014-02-12T12:14:28.242000000</dc:date>
    <meta:editing-duration>P0D</meta:editing-duration>
    <meta:editing-cycles>3</meta:editing-cycles>
    <meta:generator>LibreOffice/4.1.4.2$Windows_x86 LibreOffice_project/0a0440ccc0227ad9829de5f46be37cfb6edcf72</meta:generator>
    <meta:document-statistic meta:table-count="1" meta:image-count="0" meta:object-count="0" meta:page-count="1" meta:paragraph-count="6" meta:word-count="17" meta:character-count="108" meta:non-whitespace-character-count="97"/>
  </office:meta>
</office:document-meta>
</file>